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svg:stroke-width="0cm" svg:stroke-color="#000000" draw:marker-start="Puntas_20_de_20_flecha_20_1" draw:marker-start-width="0.2cm" draw:marker-end-width="0.2cm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58.502cm" svg:height="33.917cm" svg:x="9.633cm" svg:y="0.389cm">
            <draw:object draw:notify-on-update-of-ranges="Hoja1.D2:Hoja1.D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Tiros</text:p>
          </table:table-cell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Águila</text:p>
          </table:table-cell>
          <table:table-cell table:style-name="ce1" office:value-type="string" calcext:value-type="string">
            <text:p>Probabilid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]/[.A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1/[.A3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1/[.A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(2)/[.A5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2/[.A6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3/[.A7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3/[.A8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4/[.A9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4/[.A10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5/[.A11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5/[.A12]" office:value-type="float" office:value="0.454545454545455" calcext:value-type="float">
            <text:p>0.454545454545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5/[.A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5/[.A14]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6/[.A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6/[.A16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6/[.A17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formula="of:=7/[.A18]" office:value-type="float" office:value="0.411764705882353" calcext:value-type="float">
            <text:p>0.411764705882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7/[.A19]"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formula="of:=7/[.A20]" office:value-type="float" office:value="0.368421052631579" calcext:value-type="float">
            <text:p>0.368421052631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7/[.A21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7/[.A2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formula="of:=8/[.A23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8/[.A24]" office:value-type="float" office:value="0.347826086956522" calcext:value-type="float">
            <text:p>0.3478260869565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formula="of:=9/[.A25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9/[.A2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[.A27]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10/[.A28]" office:value-type="float" office:value="0.37037037037037" calcext:value-type="float">
            <text:p>0.370370370370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formula="of:=11/[.A29]" office:value-type="float" office:value="0.392857142857143" calcext:value-type="float">
            <text:p>0.392857142857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11/[.A30]" office:value-type="float" office:value="0.379310344827586" calcext:value-type="float">
            <text:p>0.3793103448275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formula="of:=12/[.A31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12/[.A32]" office:value-type="float" office:value="0.387096774193548" calcext:value-type="float">
            <text:p>0.3870967741935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12/[.A33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12/[.A34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12/[.A35]" office:value-type="float" office:value="0.352941176470588" calcext:value-type="float">
            <text:p>0.3529411764705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formula="of:=13/[.A36]" office:value-type="float" office:value="0.371428571428571" calcext:value-type="float">
            <text:p>0.3714285714285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13/[.A37]" office:value-type="float" office:value="0.361111111111111" calcext:value-type="float">
            <text:p>0.361111111111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13/[.A38]" office:value-type="float" office:value="0.351351351351351" calcext:value-type="float">
            <text:p>0.3513513513513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13/[.A39]" office:value-type="float" office:value="0.342105263157895" calcext:value-type="float">
            <text:p>0.342105263157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13/[.A4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13/[.A41]"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table:formula="of:=14/[.A42]" office:value-type="float" office:value="0.341463414634146" calcext:value-type="float">
            <text:p>0.3414634146341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formula="of:=15/[.A43]" office:value-type="float" office:value="0.357142857142857" calcext:value-type="float">
            <text:p>0.3571428571428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15/[.A44]" office:value-type="float" office:value="0.348837209302326" calcext:value-type="float">
            <text:p>0.3488372093023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formula="of:=16/[.A45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formula="of:=17/[.A46]" office:value-type="float" office:value="0.377777777777778" calcext:value-type="float">
            <text:p>0.377777777777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18/[.A47]" office:value-type="float" office:value="0.391304347826087" calcext:value-type="float">
            <text:p>0.3913043478260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formula="of:=19/[.A48]" office:value-type="float" office:value="0.404255319148936" calcext:value-type="float">
            <text:p>0.4042553191489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20/[.A49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formula="of:=21/[.A50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formula="of:=22/[.A51]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[.A52]" office:value-type="float" office:value="0.431372549019608" calcext:value-type="float">
            <text:p>0.4313725490196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[.A53]" office:value-type="float" office:value="0.423076923076923" calcext:value-type="float">
            <text:p>0.4230769230769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formula="of:=23/[.A54]" office:value-type="float" office:value="0.433962264150943" calcext:value-type="float">
            <text:p>0.4339622641509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23/[.A55]" office:value-type="float" office:value="0.425925925925926" calcext:value-type="float">
            <text:p>0.4259259259259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formula="of:=24/[.A56]" office:value-type="float" office:value="0.436363636363636" calcext:value-type="float">
            <text:p>0.4363636363636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[.A57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[.A58]" office:value-type="float" office:value="0.421052631578947" calcext:value-type="float">
            <text:p>0.4210526315789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formula="of:=25/[.A59]" office:value-type="float" office:value="0.431034482758621" calcext:value-type="float">
            <text:p>0.4310344827586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[.A60]" office:value-type="float" office:value="0.423728813559322" calcext:value-type="float">
            <text:p>0.4237288135593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26/[.A61]" office:value-type="float" office:value="0.433333333333333" calcext:value-type="float">
            <text:p>0.43333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[.A62]" office:value-type="float" office:value="0.426229508196721" calcext:value-type="float">
            <text:p>0.4262295081967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27/[.A63]" office:value-type="float" office:value="0.435483870967742" calcext:value-type="float">
            <text:p>0.4354838709677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formula="of:=28/[.A64]"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formula="of:=29/[.A65]" office:value-type="float" office:value="0.453125" calcext:value-type="float">
            <text:p>0.453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table:formula="of:=29/[.A66]" office:value-type="float" office:value="0.446153846153846" calcext:value-type="float">
            <text:p>0.4461538461538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formula="of:=29/[.A67]" office:value-type="float" office:value="0.439393939393939" calcext:value-type="float">
            <text:p>0.43939393939393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formula="of:=30/[.A68]" office:value-type="float" office:value="0.447761194029851" calcext:value-type="float">
            <text:p>0.4477611940298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formula="of:=31/[.A69]" office:value-type="float" office:value="0.455882352941176" calcext:value-type="float">
            <text:p>0.4558823529411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formula="of:=32/[.A70]" office:value-type="float" office:value="0.463768115942029" calcext:value-type="float">
            <text:p>0.4637681159420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formula="of:=33/[.A71]" office:value-type="float" office:value="0.471428571428571" calcext:value-type="float">
            <text:p>0.4714285714285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table:formula="of:=33/[.A72]" office:value-type="float" office:value="0.464788732394366" calcext:value-type="float">
            <text:p>0.4647887323943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table:formula="of:=33/[.A73]" office:value-type="float" office:value="0.458333333333333" calcext:value-type="float">
            <text:p>0.4583333333333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formula="of:=34/[.A74]" office:value-type="float" office:value="0.465753424657534" calcext:value-type="float">
            <text:p>0.4657534246575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table:formula="of:=34/[.A75]" office:value-type="float" office:value="0.45945945945946" calcext:value-type="float">
            <text:p>0.459459459459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formula="of:=35/[.A76]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table:formula="of:=36/[.A77]"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table:formula="of:=36/[.A78]" office:value-type="float" office:value="0.467532467532468" calcext:value-type="float">
            <text:p>0.4675324675324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formula="of:=37/[.A79]" office:value-type="float" office:value="0.474358974358974" calcext:value-type="float">
            <text:p>0.474358974358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table:formula="of:=38/[.A80]" office:value-type="float" office:value="0.481012658227848" calcext:value-type="float">
            <text:p>0.4810126582278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formula="of:=38/[.A81]"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table:formula="of:=38/[.A82]" office:value-type="float" office:value="0.469135802469136" calcext:value-type="float">
            <text:p>0.4691358024691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table:formula="of:=38/[.A83]" office:value-type="float" office:value="0.463414634146341" calcext:value-type="float">
            <text:p>0.4634146341463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formula="of:=39/[.A84]" office:value-type="float" office:value="0.469879518072289" calcext:value-type="float">
            <text:p>0.4698795180722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formula="of:=40/[.A85]" office:value-type="float" office:value="0.476190476190476" calcext:value-type="float">
            <text:p>0.4761904761904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formula="of:=40/[.A86]" office:value-type="float" office:value="0.470588235294118" calcext:value-type="float">
            <text:p>0.4705882352941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formula="of:=41/[.A87]" office:value-type="float" office:value="0.476744186046512" calcext:value-type="float">
            <text:p>0.4767441860465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formula="of:=42/[.A88]" office:value-type="float" office:value="0.482758620689655" calcext:value-type="float">
            <text:p>0.4827586206896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table:formula="of:=43/[.A89]" office:value-type="float" office:value="0.488636363636364" calcext:value-type="float">
            <text:p>0.4886363636363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table:formula="of:=43/[.A90]" office:value-type="float" office:value="0.48314606741573" calcext:value-type="float">
            <text:p>0.483146067415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43/[.A91]" office:value-type="float" office:value="0.477777777777778" calcext:value-type="float">
            <text:p>0.4777777777777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table:formula="of:=44/[.A92]" office:value-type="float" office:value="0.483516483516484" calcext:value-type="float">
            <text:p>0.4835164835164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table:formula="of:=44/[.A93]" office:value-type="float" office:value="0.478260869565217" calcext:value-type="float">
            <text:p>0.4782608695652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formula="of:=45/[.A94]" office:value-type="float" office:value="0.483870967741936" calcext:value-type="float">
            <text:p>0.4838709677419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46/[.A95]" office:value-type="float" office:value="0.48936170212766" calcext:value-type="float">
            <text:p>0.489361702127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formula="of:=47/[.A96]" office:value-type="float" office:value="0.494736842105263" calcext:value-type="float">
            <text:p>0.4947368421052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formula="of:=47/[.A97]" office:value-type="float" office:value="0.489583333333333" calcext:value-type="float">
            <text:p>0.4895833333333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table:formula="of:=47/[.A98]" office:value-type="float" office:value="0.484536082474227" calcext:value-type="float">
            <text:p>0.4845360824742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formula="of:=47/[.A99]" office:value-type="float" office:value="0.479591836734694" calcext:value-type="float">
            <text:p>0.4795918367346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formula="of:=47/[.A100]" office:value-type="float" office:value="0.474747474747475" calcext:value-type="float">
            <text:p>0.4747474747474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47/[.A101]" office:value-type="float" office:value="0.47" calcext:value-type="float">
            <text:p>0.47</text:p>
          </table:table-cell>
        </table:table-row>
        <table:table-row table:style-name="ro1">
          <table:table-cell table:style-name="Default"/>
          <table:table-cell table:style-name="Default" table:formula="of:=SUM([.B2:.B101])" office:value-type="float" office:value="53" calcext:value-type="float">
            <text:p>53</text:p>
          </table:table-cell>
          <table:table-cell table:style-name="Default" table:formula="of:=SUM([.C2:.C101])" office:value-type="float" office:value="47" calcext:value-type="float">
            <text:p>47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826 1131 754" svg:d="M566 826l-566 754 114-85 136-68 148-46 161-17 161 13 153 46 140 68 118 89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2:57.609180876</meta:creation-date>
    <dc:date>2022-10-25T17:12:49.092328529</dc:date>
    <meta:editing-duration>PT32S</meta:editing-duration>
    <meta:editing-cycles>1</meta:editing-cycles>
    <meta:document-statistic meta:table-count="1" meta:cell-count="306"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>
        <chart:symbol-image xlink:href="Pictures/2000000E000000DD000000DDECCAD21901BEBEEE.svm"/>
      </style:chart-properties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draw:stroke="none" svg:stroke-color="#b3b3b3"/>
      <style:text-properties fo:font-size="15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8.503cm" svg:height="33.918cm" xlink:href=".." xlink:type="simple" chart:class="chart:scatter" chart:style-name="ch1">
        <chart:title svg:x="28.07cm" svg:y="0.814cm" chart:style-name="ch2">
          <text:p>Gráfica de </text:p>
        </chart:title>
        <chart:legend chart:legend-position="end" svg:x="55.466cm" svg:y="16.66cm" style:legend-expansion="high" chart:style-name="ch3"/>
        <chart:plot-area chart:style-name="ch4" table:cell-range-address="Hoja1.D2:Hoja1.D101" svg:x="2.249cm" svg:y="2.634cm" svg:width="53.261cm" svg:height="28.97cm">
          <chart:coordinate-region svg:x="3.214cm" svg:y="2.914cm" svg:width="51.858cm" svg:height="27.858cm"/>
          <chart:axis chart:dimension="x" chart:name="primary-x" chart:style-name="ch5">
            <chart:title svg:x="28.385cm" svg:y="32.282cm" chart:style-name="ch6">
              <text:p>ytytyty</text:p>
            </chart:title>
          </chart:axis>
          <chart:axis chart:dimension="x" chart:name="secondary-x" chart:style-name="ch7"/>
          <chart:axis chart:dimension="y" chart:name="primary-y" chart:style-name="ch8">
            <chart:title svg:x="0.519cm" svg:y="17.692cm" chart:style-name="ch9">
              <text:p>tutyuyu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Hoja1.D2:Hoja1.D10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D2:Hoja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9310344827586">
                <text:p>0.379310344827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1351351351351">
                <text:p>0.3513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2105263157895">
                <text:p>0.342105263157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1463414634146">
                <text:p>0.341463414634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8837209302326">
                <text:p>0.348837209302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4255319148936">
                <text:p>0.4042553191489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31372549019608">
                <text:p>0.431372549019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3962264150943">
                <text:p>0.4339622641509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5925925925926">
                <text:p>0.4259259259259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6363636363636">
                <text:p>0.436363636363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1034482758621">
                <text:p>0.4310344827586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3728813559322">
                <text:p>0.4237288135593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6229508196721">
                <text:p>0.4262295081967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3125">
                <text:p>0.453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6153846153846">
                <text:p>0.4461538461538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9393939393939">
                <text:p>0.439393939393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7761194029851">
                <text:p>0.447761194029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55882352941176">
                <text:p>0.455882352941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3768115942029">
                <text:p>0.4637681159420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1428571428571">
                <text:p>0.471428571428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4788732394366">
                <text:p>0.464788732394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5753424657534">
                <text:p>0.465753424657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7532467532468">
                <text:p>0.467532467532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4358974358974">
                <text:p>0.4743589743589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1012658227848">
                <text:p>0.481012658227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9135802469136">
                <text:p>0.4691358024691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63414634146341">
                <text:p>0.4634146341463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9879518072289">
                <text:p>0.4698795180722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6744186046512">
                <text:p>0.4767441860465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8636363636364">
                <text:p>0.4886363636363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314606741573">
                <text:p>0.48314606741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7777777777778">
                <text:p>0.477777777777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3516483516484">
                <text:p>0.483516483516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8260869565217">
                <text:p>0.478260869565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936170212766">
                <text:p>0.489361702127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4736842105263">
                <text:p>0.494736842105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9583333333333">
                <text:p>0.48958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4536082474227">
                <text:p>0.4845360824742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79591836734694">
                <text:p>0.4795918367346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4747474747475">
                <text:p>0.474747474747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197%" draw:distance="127%"/>
  </office:styles>
</office:document-styles>
</file>